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Nr_ucz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Rel_Ety</text:p>
          </table:table-cell>
          <table:table-cell office:value-type="string" calcext:value-type="string">
            <text:p>Jpol</text:p>
          </table:table-cell>
          <table:table-cell office:value-type="string" calcext:value-type="string">
            <text:p>Jang</text:p>
          </table:table-cell>
          <table:table-cell office:value-type="string" calcext:value-type="string">
            <text:p>Jniem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Hist</text:p>
          </table:table-cell>
          <table:table-cell office:value-type="string" calcext:value-type="string">
            <text:p>Geog</text:p>
          </table:table-cell>
          <table:table-cell office:value-type="string" calcext:value-type="string">
            <text:p>Biol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Plas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 office:value-type="float" office:value="9806" calcext:value-type="float">
            <text:p>9806</text:p>
          </table:table-cell>
          <table:table-cell office:value-type="string" calcext:value-type="string">
            <text:p>dobr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dob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19" calcext:value-type="float">
            <text:p>981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6" calcext:value-type="float">
            <text:p>983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2" calcext:value-type="float">
            <text:p>984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4" calcext:value-type="float">
            <text:p>9854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859" calcext:value-type="float">
            <text:p>9859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1" calcext:value-type="float">
            <text:p>987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string" calcext:value-type="string">
            <text:p>dobre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5" calcext:value-type="float">
            <text:p>982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5" calcext:value-type="float">
            <text:p>98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2" calcext:value-type="float">
            <text:p>989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5" calcext:value-type="float">
            <text:p>99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1" calcext:value-type="float">
            <text:p>99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07" calcext:value-type="float">
            <text:p>9607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11" calcext:value-type="float">
            <text:p>9611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4" calcext:value-type="float">
            <text:p>9614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dobr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dobre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dobre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9" calcext:value-type="float">
            <text:p>9649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5" calcext:value-type="float">
            <text:p>970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string" calcext:value-type="string">
            <text:p>dobr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string" calcext:value-type="string">
            <text:p>dob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string" calcext:value-type="string">
            <text:p>dobre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string" calcext:value-type="string">
            <text:p>dob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8" calcext:value-type="float">
            <text:p>9788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dob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string" calcext:value-type="string">
            <text:p>dob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dobr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string" calcext:value-type="string">
            <text:p>nieodpowiedn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string" calcext:value-type="string">
            <text:p>nieodpowiedn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string" calcext:value-type="string">
            <text:p>nieodpowiednie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string" calcext:value-type="string">
            <text:p>poprawn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string" calcext:value-type="string">
            <text:p>poprawne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popraw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string" calcext:value-type="string">
            <text:p>poprawn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opraw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string" calcext:value-type="string">
            <text:p>popraw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4" calcext:value-type="float">
            <text:p>98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5" calcext:value-type="float">
            <text:p>980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831" calcext:value-type="float">
            <text:p>9831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string" calcext:value-type="string">
            <text:p>wzorowe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2" calcext:value-type="float">
            <text:p>9852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58" calcext:value-type="float">
            <text:p>985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4" calcext:value-type="float">
            <text:p>989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02" calcext:value-type="float">
            <text:p>98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09" calcext:value-type="float">
            <text:p>990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13" calcext:value-type="float">
            <text:p>9913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string" calcext:value-type="string">
            <text:p>wzorow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wzorow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wzorow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zorow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wzorow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wzorow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wzorow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wzorow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wzorow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string" calcext:value-type="string">
            <text:p>wzorowe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02:14.388875549</meta:creation-date>
    <dc:date>2018-10-12T08:11:43.896340674</dc:date>
    <meta:editing-duration>PT9M28S</meta:editing-duration>
    <meta:editing-cycles>3</meta:editing-cycles>
    <meta:generator>LibreOffice/6.0.6.2$Linux_X86_64 LibreOffice_project/00m0$Build-2</meta:generator>
    <meta:document-statistic meta:table-count="1" meta:cell-count="3382" meta:object-count="0"/>
  </office:meta>
</office:document-meta>
</file>